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5.416cm" fo:min-width="5.12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96cm" fo:min-width="1.68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96cm" fo:min-width="1.67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92cm" fo:min-width="1.68cm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Fine_20_Dashed" svg:stroke-width="0.081cm" draw:marker-start-width="0.321cm" draw:marker-end-width="0.321cm" draw:fill-color="#cc66ff" draw:textarea-horizontal-align="justify" draw:textarea-vertical-align="middle" draw:auto-grow-height="false" fo:min-height="0.737cm" fo:min-width="0.71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-color="#9900ff" draw:textarea-horizontal-align="justify" draw:textarea-vertical-align="middle" draw:auto-grow-height="false" fo:min-height="0.737cm" fo:min-width="0.71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5.416cm" fo:min-width="5.125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Fine_20_Dashed" svg:stroke-width="0.081cm" draw:marker-start-width="0.321cm" draw:marker-end-width="0.321cm" draw:fill-color="#cc66ff" draw:textarea-horizontal-align="justify" draw:textarea-vertical-align="middle" draw:auto-grow-height="false" fo:min-height="0.737cm" fo:min-width="0.71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-color="#9900ff" draw:textarea-horizontal-align="justify" draw:textarea-vertical-align="middle" draw:auto-grow-height="false" fo:min-height="0.738cm" fo:min-width="0.712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Fine_20_Dashed" svg:stroke-width="0.081cm" draw:marker-start-width="0.321cm" draw:marker-end-width="0.321cm" draw:fill-color="#9900ff" draw:textarea-horizontal-align="justify" draw:textarea-vertical-align="middle" draw:auto-grow-height="false" fo:min-height="0.737cm" fo:min-width="0.713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94cm" fo:min-width="1.6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662cm" fo:min-width="12.421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13cm"/>
    </style:style>
    <style:style style:name="gr16" style:family="graphic" style:parent-style-name="standard">
      <style:graphic-properties draw:stroke="none" svg:stroke-color="#000000" draw:fill="none" draw:fill-color="#ffffff" fo:min-height="1.343cm"/>
    </style:style>
    <style:style style:name="gr17" style:family="graphic" style:parent-style-name="standard">
      <style:graphic-properties draw:stroke="none" svg:stroke-color="#000000" draw:fill="none" draw:fill-color="#ffffff" fo:min-height="1.143cm"/>
    </style:style>
    <style:style style:name="gr18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2.281cm"/>
    </style:style>
    <style:style style:name="gr19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2.134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767cm"/>
    </style:style>
    <style:style style:name="gr21" style:family="graphic" style:parent-style-name="standard">
      <style:graphic-properties draw:stroke="none" svg:stroke-color="#000000" draw:fill="none" draw:fill-color="#ffffff" fo:min-height="2.845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0.95cm"/>
    </style:style>
    <style:style style:name="gr23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04cm" svg:height="5.746cm" svg:x="1.679cm" svg:y="2.1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62cm" svg:height="1.726cm" svg:x="8.137cm" svg:y="9.47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258cm" svg:height="1.726cm" svg:x="14.597cm" svg:y="9.47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26cm" svg:height="1.722cm" svg:x="11.368cm" svg:y="11.93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9cm" svg:height="1.067cm" svg:x="3.725cm" svg:y="5.0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04cm" svg:height="5.746cm" svg:x="9.214cm" svg:y="2.1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1.292cm" svg:height="1.067cm" svg:x="11.26cm" svg:y="5.0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705cm" svg:height="5.746cm" svg:x="16.749cm" svg:y="2.1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293cm" svg:height="1.067cm" svg:x="18.793cm" svg:y="5.0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1.292cm" svg:height="1.068cm" svg:x="4.693cm" svg:y="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1.293cm" svg:height="1.067cm" svg:x="17.287cm" svg:y="5.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2.26cm" svg:height="1.724cm" svg:x="11.368cm" svg:y="14.889cm">
          <text:p text:style-name="P1">1/2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906cm" svg:y1="6.108cm" svg:x2="10.399cm" svg:y2="10.334cm" draw:start-shape="id1" draw:start-glue-point="2" draw:end-shape="id2" draw:end-glue-point="1" svg:d="M11906 6108v4226h-1507" svg:viewBox="0 0 1508 4227">
          <text:p/>
        </draw:connector>
        <draw:connector draw:style-name="gr12" draw:text-style-name="P1" draw:layer="layout" svg:x1="11.906cm" svg:y1="6.108cm" svg:x2="14.597cm" svg:y2="10.334cm" draw:start-shape="id1" draw:start-glue-point="2" draw:end-shape="id3" draw:end-glue-point="3" svg:d="M11906 6108v4226h2691" svg:viewBox="0 0 2692 4227">
          <text:p/>
        </draw:connector>
        <draw:connector draw:style-name="gr12" draw:text-style-name="P1" draw:layer="layout" svg:x1="5.339cm" svg:y1="5.451cm" svg:x2="8.137cm" svg:y2="10.334cm" draw:start-shape="id4" draw:start-glue-point="2" draw:end-shape="id2" draw:end-glue-point="3" svg:d="M5339 5451v4883h2798" svg:viewBox="0 0 2799 4884">
          <text:p/>
        </draw:connector>
        <draw:connector draw:style-name="gr12" draw:text-style-name="P1" draw:layer="layout" svg:x1="17.933cm" svg:y1="6.927cm" svg:x2="16.855cm" svg:y2="10.334cm" draw:start-shape="id5" draw:start-glue-point="2" draw:end-shape="id3" draw:end-glue-point="1" svg:d="M17933 6927v3407h-1078" svg:viewBox="0 0 1079 3408">
          <text:p/>
        </draw:connector>
        <draw:connector draw:style-name="gr12" draw:text-style-name="P1" draw:layer="layout" svg:x1="9.268cm" svg:y1="11.197cm" svg:x2="11.368cm" svg:y2="12.796cm" draw:start-shape="id2" draw:start-glue-point="2" draw:end-shape="id6" svg:d="M9268 11197v1599h2100" svg:viewBox="0 0 2101 1600">
          <text:p/>
        </draw:connector>
        <draw:connector draw:style-name="gr12" draw:text-style-name="P1" draw:layer="layout" svg:x1="15.726cm" svg:y1="11.197cm" svg:x2="13.628cm" svg:y2="12.796cm" draw:start-shape="id3" draw:start-glue-point="2" draw:end-shape="id6" draw:end-glue-point="1" svg:d="M15726 11197v1599h-2098" svg:viewBox="0 0 2099 1600">
          <text:p/>
        </draw:connector>
        <draw:connector draw:style-name="gr12" draw:text-style-name="P1" draw:layer="layout" svg:x1="12.498cm" svg:y1="13.657cm" svg:x2="12.498cm" svg:y2="14.889cm" draw:start-shape="id6" draw:start-glue-point="2" draw:end-shape="id7" draw:end-glue-point="0" svg:d="M12498 13657v1232" svg:viewBox="0 0 1 1233">
          <text:p/>
        </draw:connector>
        <draw:custom-shape draw:style-name="gr13" draw:text-style-name="P1" xml:id="id8" draw:id="id8" draw:layer="layout" svg:width="13.001cm" svg:height="1.992cm" svg:x="6.012cm" svg:y="18.008cm">
          <text:p text:style-name="P1">MUX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2.498cm" svg:y1="16.613cm" svg:x2="12.512cm" svg:y2="18.008cm" draw:start-shape="id7" draw:start-glue-point="2" draw:end-shape="id8" draw:end-glue-point="0" svg:d="M12498 16613v698h14v697" svg:viewBox="0 0 15 1396">
          <text:p/>
        </draw:connector>
        <draw:line draw:style-name="gr14" draw:text-style-name="P4" draw:layer="layout" svg:x1="9.326cm" svg:y1="12.827cm" svg:x2="9.326cm" svg:y2="17.908cm">
          <text:p/>
        </draw:line>
        <draw:line draw:style-name="gr14" draw:text-style-name="P4" draw:layer="layout" svg:x1="15.699cm" svg:y1="12.827cm" svg:x2="15.699cm" svg:y2="17.908cm">
          <text:p/>
        </draw:line>
        <draw:line draw:style-name="gr14" draw:text-style-name="P4" draw:layer="layout" svg:x1="19.013cm" svg:y1="19.004cm" svg:x2="21.5cm" svg:y2="19.1cm">
          <text:p/>
        </draw:line>
        <draw:frame draw:style-name="gr15" draw:text-style-name="P5" draw:layer="layout" svg:width="5.5cm" svg:height="1.38cm" svg:x="1.9cm" svg:y="1cm">
          <draw:text-box>
            <text:p>Imagem anterior</text:p>
          </draw:text-box>
        </draw:frame>
        <draw:frame draw:style-name="gr15" draw:text-style-name="P5" draw:layer="layout" svg:width="5.281cm" svg:height="1.38cm" svg:x="9.919cm" svg:y="1cm">
          <draw:text-box>
            <text:p>Imagem atual</text:p>
          </draw:text-box>
        </draw:frame>
        <draw:frame draw:style-name="gr16" draw:text-style-name="P5" draw:layer="layout" svg:width="5.863cm" svg:height="1.593cm" svg:x="16.737cm" svg:y="1cm">
          <draw:text-box>
            <text:p>Imagem posterior</text:p>
          </draw:text-box>
        </draw:frame>
        <draw:frame draw:style-name="gr17" draw:text-style-name="P5" draw:layer="layout" svg:width="5.232cm" svg:height="1.393cm" svg:x="21.668cm" svg:y="18.607cm">
          <draw:text-box>
            <text:p>Erro de predição</text:p>
          </draw:text-box>
        </draw:frame>
        <draw:frame draw:style-name="gr18" draw:text-style-name="P6" draw:layer="layout" svg:width="4.481cm" svg:height="2.531cm" svg:x="15.1cm" svg:y="11.4cm">
          <draw:text-box>
            <text:p text:style-name="P1">Erro </text:p>
            <text:p text:style-name="P1">de </text:p>
            <text:p text:style-name="P1">predição</text:p>
          </draw:text-box>
        </draw:frame>
        <draw:frame draw:style-name="gr19" draw:text-style-name="P6" draw:layer="layout" svg:width="3.3cm" svg:height="2.384cm" svg:x="5.6cm" svg:y="11.316cm">
          <draw:text-box>
            <text:p text:style-name="P1">Erro </text:p>
            <text:p text:style-name="P1">de predição</text:p>
          </draw:text-box>
        </draw:frame>
        <draw:frame draw:style-name="gr20" draw:text-style-name="P6" draw:layer="layout" svg:width="6.11cm" svg:height="2.017cm" svg:x="17.952cm" svg:y="13.531cm">
          <draw:text-box>
            <text:p text:style-name="P1">Erro </text:p>
            <text:p text:style-name="P1">interpolativo</text:p>
          </draw:text-box>
        </draw:frame>
        <draw:line draw:style-name="gr14" draw:text-style-name="P4" draw:layer="layout" svg:x1="12.7cm" svg:y1="17.3cm" svg:x2="19.059cm" svg:y2="14.905cm">
          <text:p/>
        </draw:line>
        <draw:line draw:style-name="gr14" draw:text-style-name="P4" draw:layer="layout" svg:x1="18.6cm" svg:y1="5.1cm" svg:x2="17.3cm" svg:y2="5.8cm">
          <text:p/>
        </draw:line>
        <draw:line draw:style-name="gr14" draw:text-style-name="P4" draw:layer="layout" svg:x1="3.8cm" svg:y1="4.9cm" svg:x2="4.6cm" svg:y2="4.4cm">
          <text:p/>
        </draw:line>
        <draw:frame draw:style-name="gr21" draw:text-style-name="P5" draw:layer="layout" svg:width="4.6cm" svg:height="3.095cm" svg:x="22.7cm" svg:y="3.4cm">
          <draw:text-box>
            <text:p>VM: Vetor de movimento.</text:p>
            <text:p/>
            <text:p/>
          </draw:text-box>
        </draw:frame>
        <draw:frame draw:style-name="gr22" draw:text-style-name="P5" draw:layer="layout" svg:width="1.9cm" svg:height="1.2cm" svg:x="17.3cm" svg:y="4.1cm">
          <draw:text-box>
            <text:p>MV</text:p>
          </draw:text-box>
        </draw:frame>
        <draw:frame draw:style-name="gr22" draw:text-style-name="P5" draw:layer="layout" svg:width="1.9cm" svg:height="1.2cm" svg:x="2.9cm" svg:y="3.7cm">
          <draw:text-box>
            <text:p>MV</text:p>
          </draw:text-box>
        </draw:frame>
        <draw:frame draw:style-name="gr23" draw:text-style-name="P7" draw:layer="layout" svg:width="1.2cm" svg:height="1.276cm" svg:x="10.6cm" svg:y="9.3cm">
          <draw:text-box>
            <text:p><text:span text:style-name="T1">-</text:span></text:p>
          </draw:text-box>
        </draw:frame>
        <draw:frame draw:style-name="gr23" draw:text-style-name="P7" draw:layer="layout" svg:width="1.2cm" svg:height="1.276cm" svg:x="13.7cm" svg:y="9.3cm">
          <draw:text-box>
            <text:p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6:25:30.269366551</meta:creation-date>
    <dc:date>2016-10-15T15:40:52.185279655</dc:date>
    <meta:editing-duration>PT18M23S</meta:editing-duration>
    <meta:editing-cycles>6</meta:editing-cycles>
    <meta:generator>LibreOffice/5.1.4.2$Linux_X86_64 LibreOffice_project/10m0$Build-2</meta:generator>
    <meta:document-statistic meta:object-count="39"/>
  </office:meta>
</office:document-meta>
</file>